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officeooo:rsid="001f643e" officeooo:paragraph-rsid="001f643e"/>
    </style:style>
    <style:style style:name="P3" style:family="paragraph" style:parent-style-name="Heading_20_1">
      <style:text-properties fo:font-size="12pt" fo:font-weight="bold" officeooo:rsid="001f643e" officeooo:paragraph-rsid="001f643e" style:font-size-asian="12pt" style:font-weight-asian="bold" style:font-size-complex="12pt" style:font-weight-complex="bold"/>
    </style:style>
    <style:style style:name="P4" style:family="paragraph" style:parent-style-name="Heading_20_1">
      <style:text-properties officeooo:rsid="00240a9a" officeooo:paragraph-rsid="00240a9a"/>
    </style:style>
    <style:style style:name="P5" style:family="paragraph" style:parent-style-name="Heading_20_1">
      <style:text-properties officeooo:rsid="0030fc9e" officeooo:paragraph-rsid="0030fc9e"/>
    </style:style>
    <style:style style:name="P6" style:family="paragraph" style:parent-style-name="Standard">
      <style:text-properties officeooo:rsid="001f643e" officeooo:paragraph-rsid="001f643e"/>
    </style:style>
    <style:style style:name="P7" style:family="paragraph" style:parent-style-name="Standard">
      <style:paragraph-properties fo:text-align="center" style:justify-single-word="false"/>
      <style:text-properties officeooo:rsid="001f643e" officeooo:paragraph-rsid="001f643e"/>
    </style:style>
    <style:style style:name="P8" style:family="paragraph" style:parent-style-name="Standard">
      <style:paragraph-properties fo:text-align="center" style:justify-single-word="false"/>
    </style:style>
    <style:style style:name="P9" style:family="paragraph" style:parent-style-name="Standard">
      <style:text-properties fo:font-weight="bold" officeooo:rsid="00299a51" officeooo:paragraph-rsid="00299a51" style:font-weight-asian="bold" style:font-weight-complex="bold"/>
    </style:style>
    <style:style style:name="P10" style:family="paragraph" style:parent-style-name="Standard">
      <style:text-properties fo:font-weight="bold" officeooo:rsid="002da735" officeooo:paragraph-rsid="002da735" style:font-weight-asian="bold" style:font-weight-complex="bold"/>
    </style:style>
    <style:style style:name="P11" style:family="paragraph" style:parent-style-name="Standard">
      <style:text-properties fo:font-weight="normal" officeooo:rsid="0021061c" officeooo:paragraph-rsid="0021061c" style:font-weight-asian="normal" style:font-weight-complex="normal"/>
    </style:style>
    <style:style style:name="P12" style:family="paragraph" style:parent-style-name="Standard" style:list-style-name="L1">
      <style:text-properties fo:font-weight="normal" officeooo:rsid="0021061c" officeooo:paragraph-rsid="0021061c" style:font-weight-asian="normal" style:font-weight-complex="normal"/>
    </style:style>
    <style:style style:name="P13" style:family="paragraph" style:parent-style-name="Standard">
      <style:text-properties fo:font-weight="normal" officeooo:rsid="00299a51" officeooo:paragraph-rsid="00299a51" style:font-weight-asian="normal" style:font-weight-complex="normal"/>
    </style:style>
    <style:style style:name="P14" style:family="paragraph" style:parent-style-name="Standard" style:list-style-name="L2">
      <style:text-properties officeooo:paragraph-rsid="0021061c"/>
    </style:style>
    <style:style style:name="P15" style:family="paragraph" style:parent-style-name="Standard">
      <style:text-properties officeooo:rsid="00240a9a" officeooo:paragraph-rsid="00240a9a"/>
    </style:style>
    <style:style style:name="P16" style:family="paragraph" style:parent-style-name="Standard">
      <style:text-properties officeooo:rsid="00240a9a" officeooo:paragraph-rsid="0021061c"/>
    </style:style>
    <style:style style:name="P17" style:family="paragraph" style:parent-style-name="Standard">
      <style:text-properties officeooo:rsid="00240a9a" officeooo:paragraph-rsid="00345e7b"/>
    </style:style>
    <style:style style:name="P18" style:family="paragraph" style:parent-style-name="Standard">
      <style:text-properties officeooo:paragraph-rsid="002f41f9"/>
    </style:style>
    <style:style style:name="P19" style:family="paragraph" style:parent-style-name="Standard">
      <style:text-properties officeooo:rsid="0030fc9e" officeooo:paragraph-rsid="0030fc9e"/>
    </style:style>
    <style:style style:name="P20" style:family="paragraph" style:parent-style-name="Standard">
      <style:text-properties officeooo:rsid="0030fc9e" officeooo:paragraph-rsid="0035656c"/>
    </style:style>
    <style:style style:name="P21" style:family="paragraph" style:parent-style-name="Standard">
      <style:text-properties officeooo:rsid="0030fc9e" officeooo:paragraph-rsid="0037243b"/>
    </style:style>
    <style:style style:name="P22" style:family="paragraph" style:parent-style-name="Standard">
      <style:text-properties officeooo:rsid="0033e04d" officeooo:paragraph-rsid="0033e04d"/>
    </style:style>
    <style:style style:name="P23" style:family="paragraph" style:parent-style-name="Standard">
      <style:text-properties officeooo:rsid="00345e7b" officeooo:paragraph-rsid="00345e7b"/>
    </style:style>
    <style:style style:name="P24" style:family="paragraph" style:parent-style-name="Text_20_body">
      <style:text-properties officeooo:rsid="00240a9a" officeooo:paragraph-rsid="00240a9a"/>
    </style:style>
    <style:style style:name="T1" style:family="text">
      <style:text-properties officeooo:rsid="00203af2"/>
    </style:style>
    <style:style style:name="T2" style:family="text">
      <style:text-properties fo:font-weight="normal" style:font-weight-asian="normal" style:font-weight-complex="normal"/>
    </style:style>
    <style:style style:name="T3" style:family="text">
      <style:text-properties fo:font-weight="normal" officeooo:rsid="0021061c" style:font-weight-asian="normal" style:font-weight-complex="normal"/>
    </style:style>
    <style:style style:name="T4" style:family="text">
      <style:text-properties fo:font-weight="normal" officeooo:rsid="002f41f9" style:font-weight-asian="normal" style:font-weight-complex="normal"/>
    </style:style>
    <style:style style:name="T5" style:family="text">
      <style:text-properties fo:font-weight="normal" officeooo:rsid="0035656c" style:font-weight-asian="normal" style:font-weight-complex="normal"/>
    </style:style>
    <style:style style:name="T6" style:family="text">
      <style:text-properties fo:font-weight="normal" officeooo:rsid="0037243b"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21061c" style:font-weight-asian="bold" style:font-weight-complex="bold"/>
    </style:style>
    <style:style style:name="T9" style:family="text">
      <style:text-properties officeooo:rsid="00236ff2"/>
    </style:style>
    <style:style style:name="T10" style:family="text">
      <style:text-properties style:font-name="Liberation Serif"/>
    </style:style>
    <style:style style:name="T11" style:family="text">
      <style:text-properties style:font-name="Liberation Serif" fo:font-weight="normal" style:font-weight-asian="normal" style:font-weight-complex="normal"/>
    </style:style>
    <style:style style:name="T12" style:family="text">
      <style:text-properties style:font-name="Liberation Serif"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Java to Kotlin</text:h>
      <text:p text:style-name="P8">by Duncan McGregor and Nat Pryce </text:p>
      <text:p text:style-name="P7"/>
      <text:p text:style-name="P6">Notes <text:span text:style-name="T1">on book</text:span> </text:p>
      <text:p text:style-name="P6"/>
      <text:p text:style-name="P22">Git hub: <text:a xlink:type="simple" xlink:href="https://github.com/java-to-kotlin/code" text:style-name="Internet_20_link" text:visited-style-name="Visited_20_Internet_20_Link">https://github.com/java-to-kotlin/code</text:a></text:p>
      <text:p text:style-name="P22"/>
      <text:p text:style-name="P23">Resources<text:line-break/><text:span text:style-name="T9">TODO: </text:span>Martin Fowler’s book, <text:a xlink:type="simple" xlink:href="https://learning.oreilly.com/library/view/java-to-kotlin/9781492082262/bibliography01.html#F_RITDOEC_1999" text:style-name="Internet_20_link" text:visited-style-name="Visited_20_Internet_20_Link"><text:span text:style-name="Emphasis">Refactoring: Improving the Design of Existing Code</text:span></text:a> (Addison-Wesley), published in 1999<text:line-break/><text:a xlink:type="simple" xlink:href="https://learning.oreilly.com/library/view/java-to-kotlin/9781492082262/bibliography01.html#F_WEWLC_2004" text:style-name="Internet_20_link" text:visited-style-name="Visited_20_Internet_20_Link"><text:span text:style-name="Emphasis">Working Effectively with Legacy Code</text:span></text:a> by Michael Feathers (Pearson)</text:p>
      <text:p text:style-name="P17">TESTING </text:p>
      <text:p text:style-name="P17">Other authors have addressed these topics in more detail than we could in this book, for example: <text:a xlink:type="simple" xlink:href="https://learning.oreilly.com/library/view/java-to-kotlin/9781492082262/bibliography01.html#B_TDDBE_2002" text:style-name="Internet_20_link" text:visited-style-name="Visited_20_Internet_20_Link"><text:span text:style-name="Emphasis">Test-Driven Development By Example</text:span></text:a> by Kent Beck (Addison-Wesley) and <text:a xlink:type="simple" xlink:href="https://learning.oreilly.com/library/view/java-to-kotlin/9781492082262/bibliography01.html#FP_GOOSGBT_2009" text:style-name="Internet_20_link" text:visited-style-name="Visited_20_Internet_20_Link"><text:span text:style-name="Emphasis">Growing Object-Oriented Software Guided By Tests</text:span></text:a> by Steve Freeman and Nat Pryce (Addison-Wesley)</text:p>
      <text:p text:style-name="P17"/>
      <text:p text:style-name="P17">https://www.http4k.org/</text:p>
      <text:h text:style-name="P2" text:outline-level="1">Chapter 1. Introduction</text:h>
      <text:h text:style-name="P3" text:outline-level="1">The Grain of a Programming Language</text:h>
      <text:p text:style-name="P11">Java stream → <text:s/>to functional programing but there is a lot of problems</text:p>
      <text:list xml:id="list2920831772" text:style-name="L1">
        <text:list-item>
          <text:p text:style-name="P12">Java’s type system still creates awkward edge cases because of its distinction between reference and primitive types</text:p>
        </text:list-item>
        <text:list-item>
          <text:p text:style-name="P12">The Streams API is missing some common higher-order functions that we would expect to find if coming from a functional language (or even Ruby).</text:p>
        </text:list-item>
        <text:list-item>
          <text:p text:style-name="P12">Checked exceptions don’t play well with the Streams API and functional programming in general</text:p>
        </text:list-item>
        <text:list-item>
          <text:p text:style-name="P12">And making immutable classes<text:bookmark text:name="idm44942968904504"/> with value semantics still involves a lot of boilerplate code</text:p>
          <text:p text:style-name="P12"/>
        </text:list-item>
      </text:list>
      <text:p text:style-name="P11"/>
      <text:p text:style-name="P11">Kotlin<text:bookmark text:name="idm44942968621288"/> is a young language, but it clearly has a different grain than Java</text:p>
      <text:list xml:id="list3712887882" text:style-name="L2">
        <text:list-item>
          <text:p text:style-name="P14"><text:span text:style-name="T8">Kotlin prefers the transformation of immutable data to mutation of state.</text:span><text:span text:style-name="T3"><text:line-break/></text:span>Data<text:bookmark text:name="idm44942968616984"/> classes make it easy to define new types with value semantics. The standard library makes it easier and more concise to transform collections of immutable data than to iterate and mutate data in place.</text:p>
        </text:list-item>
        <text:list-item>
          <text:p text:style-name="P14"><text:span text:style-name="T8">Kotlin prefers behavior to be explicit.</text:span><text:span text:style-name="T3"><text:line-break/></text:span>For example, there is no implicit coercion between types, even from smaller to larger range. Java implicitly converts <text:span text:style-name="Source_20_Text">int</text:span> values to <text:span text:style-name="Source_20_Text">long</text:span> values, because there is no loss of precision. In Kotlin, you have to call <text:span text:style-name="Source_20_Text">Int.toLong()</text:span> explicitly. The preference for explicitness is especially strong when it comes to control flow. Although you can overload arithmetic and comparison operators for your own types, you cannot overload the shortcut logical operators (<text:span text:style-name="Source_20_Text">&amp;&amp;</text:span> and <text:span text:style-name="Source_20_Text">||</text:span>), because that would allow you to define different control flow.</text:p>
        </text:list-item>
        <text:list-item>
          <text:p text:style-name="P14"><text:span text:style-name="T7">Kotlin prefers static over dynamic binding.<text:line-break/></text:span>Kotlin encourages a type-safe, compositional coding style. Extension functions are bound <text:soft-page-break/>statically. By default, classes are not extensible and methods are not polymorphic. You must explicitly opt in to polymorphism and inheritance. If you want to use reflection, you have to add a platform-specific library dependency. Kotlin is designed from the outset to be used with a language-aware IDE that statically analyzes the code to guide the programmer, automate navigation, and automate program transformation.</text:p>
        </text:list-item>
        <text:list-item>
          <text:p text:style-name="P14"><text:span text:style-name="T7">Kotlin doesn’t like special cases.<text:line-break/></text:span>Compared to Java, Kotlin has fewer special cases that interact in unpredictable ways. There is no distinction between primitive and reference types. There is no <text:span text:style-name="Source_20_Text">void</text:span> type for functions that return but do not return a value; functions in Kotlin either return a value or never return at all. Extension functions allow you to add new operations to existing types that look the same at the call point. You can write new control structures as inline functions, and the <text:span text:style-name="Source_20_Text">break</text:span>, <text:span text:style-name="Source_20_Text">continue</text:span>, and <text:span text:style-name="Source_20_Text">return</text:span> statements act the same as they do in built-in control structures.</text:p>
        </text:list-item>
        <text:list-item>
          <text:p text:style-name="P14"><text:span text:style-name="T7">Kotlin breaks its own rules to make migration easier.<text:line-break/></text:span>The Kotlin language has features to allow idiomatic Java and Kotlin code to coexist in the same codebase. Some of those features remove guarantees provided by the type checker and should <text:span text:style-name="Emphasis">only</text:span> be used to interoperate with legacy Java. For example, <text:span text:style-name="Source_20_Text">lateinit</text:span> opens a hole in the type system so that Java dependency injection frameworks that initialize objects by reflection can inject values through the encapsulation boundaries that are normally enforced by the compiler. If you declare a property as <text:span text:style-name="Source_20_Text">lateinit var</text:span>, it’s up to you to ensure the code initializes the property before reading it. The compiler will not catch your mistakes.</text:p>
        </text:list-item>
      </text:list>
      <text:p text:style-name="P16"/>
      <text:p text:style-name="P24"/>
      <text:p text:style-name="P24">We know our test suite isn’t perfect. If we accidentally break something that is not caught by our tests, we want to find the commit that introduced the fault and fix it as quickly as we can.</text:p>
      <text:p text:style-name="Text_20_body">The <text:span text:style-name="Source_20_Text"><text:span text:style-name="T7">git bisect</text:span></text:span><text:span text:style-name="T7"> </text:span>command automates that search. We write a new test that demonstrates the error, and <text:span text:style-name="Source_20_Text">git bisect</text:span> does a binary search of the history to find the first commit that makes that test fail.</text:p>
      <text:p text:style-name="Text_20_body"/>
      <text:p text:style-name="P15"/>
      <text:h text:style-name="P4" text:outline-level="1">Chapter 2. Java to Kotlin Projects</text:h>
      <text:p text:style-name="P9"/>
      <text:p text:style-name="P9">Strategy</text:p>
      <text:p text:style-name="P9"/>
      <text:p text:style-name="P13">starting in the core domain model would give us the biggest bang for our buck. Kotlin’s data classes shrank the code significantly,</text:p>
      <text:p text:style-name="P9"/>
      <text:p text:style-name="P13">In a small team it’s easy to <text:span text:style-name="T7">establish the Kotlin coding style</text:span> for your system (beyond the standard style guide), for instance, error handling conventions, how code is to be organized into files, what should be a top-level declaration and what should be in an object, and so on.</text:p>
      <text:p text:style-name="P13"/>
      <text:p text:style-name="P10">Add Kotlin Support to a Java Build.</text:p>
      <text:p text:style-name="P13"/>
      <text:p text:style-name="P13">If<text:bookmark text:name="JWKWsupport02"/><text:bookmark text:name="gradle02"/> we want to refactor our Java to Kotlin, the first change we must make is to give ourselves the ability to write Kotlin code in our codebase.</text:p>
      <text:p text:style-name="P13"><text:soft-page-break/></text:p>
      <text:p text:style-name="P18"><text:span text:style-name="T4">1. Set up </text:span>Gradle<text:span text:style-name="T4"> configuration (add Kotlin plugin)</text:span></text:p>
      <text:p text:style-name="P19"><text:span text:style-name="T4">2. </text:span><text:span text:style-name="T2">Add Kotlin standard lib</text:span></text:p>
      <text:p text:style-name="P19"><text:span text:style-name="T2"/></text:p>
      <text:p text:style-name="P19"><text:span text:style-name="T2">Compiling the source file named </text:span><text:span text:style-name="Emphasis"><text:span text:style-name="T2">HelloWorld.kt</text:span></text:span><text:span text:style-name="T2"> creates a Java class file named </text:span><text:span text:style-name="Source_20_Text"><text:span text:style-name="T2">HelloWorldKt</text:span></text:span></text:p>
      <text:p text:style-name="P19"><text:span text:style-name="Source_20_Text"><text:span text:style-name="T2"/></text:span></text:p>
      <text:p text:style-name="P19"><text:span text:style-name="Source_20_Text"><text:span text:style-name="T2"/></text:span></text:p>
      <text:h text:style-name="P5" text:outline-level="1"><text:span text:style-name="Source_20_Text"><text:span text:style-name="T12">Chapter 3. Java to Kotlin Classes</text:span></text:span></text:h>
      <text:p text:style-name="P19"><text:span text:style-name="Source_20_Text"><text:span text:style-name="T2"/></text:span></text:p>
      <text:p text:style-name="P21"><text:span text:style-name="Source_20_Text"><text:span text:style-name="T6">Moram naućiti Kotlin dobro ! </text:span></text:span></text:p>
      <text:p text:style-name="P20"><text:span text:style-name="Source_20_Text"><text:span text:style-name="T5">Todo stao: https://learning.oreilly.com/library/view/java-to-kotlin/9781492082262/ch03.html#idm44942968228984</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13T22:17:48.008279257</meta:creation-date>
    <dc:date>2021-09-13T23:24:08.087113256</dc:date>
    <meta:editing-duration>PT45M56S</meta:editing-duration>
    <meta:editing-cycles>27</meta:editing-cycles>
    <meta:generator>LibreOffice/7.0.6.2$Linux_X86_64 LibreOffice_project/00$Build-2</meta:generator>
    <meta:document-statistic meta:table-count="0" meta:image-count="0" meta:object-count="0" meta:page-count="3" meta:paragraph-count="36" meta:word-count="848" meta:character-count="5282" meta:non-whitespace-character-count="4474"/>
  </office:meta>
</office:document-meta>
</file>